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4" style:parent-style-name="LO-Normal" style:family="paragraph">
      <style:paragraph-properties fo:margin-bottom="0in" fo:margin-right="-1.1812in"/>
    </style:style>
    <style:style style:name="T635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54082361136</text:p>
        </text:list-item>
        <text:list-item>
          <text:p text:style-name="P307">BR2440029915021</text:p>
        </text:list-item>
        <text:list-item>
          <text:p text:style-name="P308">BR245490750256L</text:p>
        </text:list-item>
        <text:list-item>
          <text:p text:style-name="P309">BR245360265946L</text:p>
        </text:list-item>
        <text:list-item>
          <text:p text:style-name="P310">BR243768636113V</text:p>
        </text:list-item>
        <text:list-item>
          <text:p text:style-name="P311">BR241673704994U</text:p>
        </text:list-item>
        <text:list-item>
          <text:p text:style-name="P312">BR243766932017U</text:p>
        </text:list-item>
        <text:list-item>
          <text:p text:style-name="P313">BR245640671894Z</text:p>
        </text:list-item>
        <text:list-item>
          <text:p text:style-name="P314">BR246846408713K</text:p>
        </text:list-item>
        <text:list-item>
          <text:p text:style-name="P315">BR243203973866P</text:p>
        </text:list-item>
        <text:list-item>
          <text:p text:style-name="P316">BR242291031491K</text:p>
        </text:list-item>
        <text:list-item>
          <text:p text:style-name="P317">BR2437979485520</text:p>
        </text:list-item>
        <text:list-item>
          <text:p text:style-name="P318">BR244606689627X</text:p>
        </text:list-item>
        <text:list-item>
          <text:p text:style-name="P319">BR244785345820G</text:p>
        </text:list-item>
        <text:list-item>
          <text:p text:style-name="P320">BR246308508068A</text:p>
        </text:list-item>
        <text:list-item>
          <text:p text:style-name="P321">BR2494948751494</text:p>
        </text:list-item>
        <text:list-item>
          <text:p text:style-name="P322">BR249492914935C</text:p>
        </text:list-item>
        <text:list-item>
          <text:p text:style-name="P323">BR243914901374M</text:p>
        </text:list-item>
        <text:list-item>
          <text:p text:style-name="P324">BR241432416234Y</text:p>
        </text:list-item>
        <text:list-item>
          <text:p text:style-name="P325">BR247440283888D</text:p>
        </text:list-item>
        <text:list-item>
          <text:p text:style-name="P326">BR243745936878X</text:p>
        </text:list-item>
        <text:list-item>
          <text:p text:style-name="P327">BR245805685944X</text:p>
        </text:list-item>
        <text:list-item>
          <text:p text:style-name="P328">BR244257950470D</text:p>
        </text:list-item>
        <text:list-item>
          <text:p text:style-name="P329">BR240006108703I</text:p>
        </text:list-item>
        <text:list-item>
          <text:p text:style-name="P330">BR249726727941G</text:p>
        </text:list-item>
        <text:list-item>
          <text:p text:style-name="P331">BR240942594059K</text:p>
        </text:list-item>
        <text:list-item>
          <text:p text:style-name="P332">BR2423969930874</text:p>
        </text:list-item>
        <text:list-item>
          <text:p text:style-name="P333">BR2487345144447</text:p>
        </text:list-item>
        <text:list-item>
          <text:p text:style-name="P334">BR244945252642B</text:p>
        </text:list-item>
        <text:list-item>
          <text:p text:style-name="P335">BR243533950699Y</text:p>
        </text:list-item>
        <text:list-item>
          <text:p text:style-name="P336">BR2406740602049</text:p>
        </text:list-item>
        <text:list-item>
          <text:p text:style-name="P337">BR248697162372S</text:p>
        </text:list-item>
        <text:list-item>
          <text:p text:style-name="P338">BR2452642905393</text:p>
        </text:list-item>
        <text:list-item>
          <text:p text:style-name="P339">BR244843365533X</text:p>
        </text:list-item>
        <text:list-item>
          <text:p text:style-name="P340">BR248497103322W</text:p>
        </text:list-item>
        <text:list-item>
          <text:p text:style-name="P341">BR245104043382O</text:p>
        </text:list-item>
        <text:list-item>
          <text:p text:style-name="P342">BR243855843991U</text:p>
        </text:list-item>
        <text:list-item>
          <text:p text:style-name="P343">BR2449098474521</text:p>
        </text:list-item>
        <text:list-item>
          <text:p text:style-name="P344">BR240410647153S</text:p>
        </text:list-item>
        <text:list-item>
          <text:p text:style-name="P345">BR241975335446Y</text:p>
        </text:list-item>
        <text:list-item>
          <text:p text:style-name="P346">BR242849122573L</text:p>
        </text:list-item>
        <text:list-item>
          <text:p text:style-name="P347">BR243630590893W</text:p>
        </text:list-item>
        <text:list-item>
          <text:p text:style-name="P348">BR243852833603S</text:p>
        </text:list-item>
        <text:list-item>
          <text:p text:style-name="P349">BR246911901008K</text:p>
        </text:list-item>
        <text:list-item>
          <text:p text:style-name="P350">BR244046002759A</text:p>
        </text:list-item>
        <text:list-item>
          <text:p text:style-name="P351">BR247043443706X</text:p>
        </text:list-item>
        <text:list-item>
          <text:p text:style-name="P352">BR246582926155L</text:p>
        </text:list-item>
        <text:list-item>
          <text:p text:style-name="P353">BR245302563850W</text:p>
        </text:list-item>
        <text:list-item>
          <text:p text:style-name="P354">BR241706364809L</text:p>
        </text:list-item>
        <text:list-item>
          <text:p text:style-name="P355">BR2462698932689</text:p>
        </text:list-item>
        <text:list-item>
          <text:p text:style-name="P356">BR246112156328B</text:p>
        </text:list-item>
        <text:list-item>
          <text:p text:style-name="P357">BR245754157259U</text:p>
        </text:list-item>
        <text:list-item>
          <text:p text:style-name="P358">BR248174860009X</text:p>
        </text:list-item>
        <text:list-item>
          <text:p text:style-name="P359">BR247412011063V</text:p>
        </text:list-item>
        <text:list-item>
          <text:p text:style-name="P360">BR2461002178196</text:p>
        </text:list-item>
        <text:list-item>
          <text:p text:style-name="P361">BR241538074144V</text:p>
        </text:list-item>
        <text:list-item>
          <text:p text:style-name="P362">BR2461002178196</text:p>
        </text:list-item>
        <text:list-item>
          <text:p text:style-name="P363">BR2405918165044</text:p>
        </text:list-item>
        <text:list-item>
          <text:p text:style-name="P364">BR241958199788T</text:p>
        </text:list-item>
        <text:list-item>
          <text:p text:style-name="P365">BR2453769909884</text:p>
        </text:list-item>
        <text:list-item>
          <text:p text:style-name="P366">BR2415409531293</text:p>
        </text:list-item>
        <text:list-item>
          <text:p text:style-name="P367">BR2447217604746</text:p>
        </text:list-item>
        <text:list-item>
          <text:p text:style-name="P368">BR240207317804W</text:p>
        </text:list-item>
        <text:list-item>
          <text:p text:style-name="P369">BR246766577401O</text:p>
        </text:list-item>
        <text:list-item>
          <text:p text:style-name="P370">BR240163656930Y</text:p>
        </text:list-item>
        <text:list-item>
          <text:p text:style-name="P371">BR2455200529185</text:p>
        </text:list-item>
        <text:list-item>
          <text:p text:style-name="P372">BR2480369870319</text:p>
        </text:list-item>
        <text:list-item>
          <text:p text:style-name="P373">BR249389956029C</text:p>
        </text:list-item>
        <text:list-item>
          <text:p text:style-name="P374">BR2426625405776</text:p>
        </text:list-item>
        <text:list-item>
          <text:p text:style-name="P375">BR249496717264V</text:p>
        </text:list-item>
        <text:list-item>
          <text:p text:style-name="P376">BR2456095405859</text:p>
        </text:list-item>
        <text:list-item>
          <text:p text:style-name="P377">BR2401493722758</text:p>
        </text:list-item>
        <text:list-item>
          <text:p text:style-name="P378">BR240700761712A</text:p>
        </text:list-item>
        <text:list-item>
          <text:p text:style-name="P379">BR245138304498J</text:p>
        </text:list-item>
        <text:list-item>
          <text:p text:style-name="P380">BR242515148382T</text:p>
        </text:list-item>
        <text:list-item>
          <text:p text:style-name="P381">BR248116130006Q</text:p>
        </text:list-item>
        <text:list-item>
          <text:p text:style-name="P382">BR246143598532O</text:p>
        </text:list-item>
        <text:list-item>
          <text:p text:style-name="P383">BR249480317192P</text:p>
        </text:list-item>
        <text:list-item>
          <text:p text:style-name="P384">BR2497794503729</text:p>
        </text:list-item>
        <text:list-item>
          <text:p text:style-name="P385">BR249590080754N</text:p>
        </text:list-item>
        <text:list-item>
          <text:p text:style-name="P386">BR2422815070948</text:p>
        </text:list-item>
        <text:list-item>
          <text:p text:style-name="P387">BR2425646312487</text:p>
        </text:list-item>
        <text:list-item>
          <text:p text:style-name="P388">BR241336756934M</text:p>
        </text:list-item>
        <text:list-item>
          <text:p text:style-name="P389">BR247022026940O</text:p>
        </text:list-item>
        <text:list-item>
          <text:p text:style-name="P390">BR242052032252M</text:p>
        </text:list-item>
        <text:list-item>
          <text:p text:style-name="P391">BR244111312212S</text:p>
        </text:list-item>
        <text:list-item>
          <text:p text:style-name="P392">BR242219580292I</text:p>
        </text:list-item>
        <text:list-item>
          <text:p text:style-name="P393">BR2499670558676</text:p>
        </text:list-item>
        <text:list-item>
          <text:p text:style-name="P394">BR2409910977514</text:p>
        </text:list-item>
        <text:list-item>
          <text:p text:style-name="P395">BR245451057598L</text:p>
        </text:list-item>
        <text:list-item>
          <text:p text:style-name="P396">BR2486258307529</text:p>
        </text:list-item>
        <text:list-item>
          <text:p text:style-name="P397">BR241881812639C</text:p>
        </text:list-item>
        <text:list-item>
          <text:p text:style-name="P398">BR2449361430311</text:p>
        </text:list-item>
        <text:list-item>
          <text:p text:style-name="P399">BR249637580715U</text:p>
        </text:list-item>
        <text:list-item>
          <text:p text:style-name="P400">BR2445486807674</text:p>
        </text:list-item>
        <text:list-item>
          <text:p text:style-name="P401">BR240605191068B</text:p>
        </text:list-item>
        <text:list-item>
          <text:p text:style-name="P402">BR245230201644Z</text:p>
        </text:list-item>
        <text:list-item>
          <text:p text:style-name="P403">BR243502359600A</text:p>
        </text:list-item>
        <text:list-item>
          <text:p text:style-name="P404">BR249767511845Y</text:p>
        </text:list-item>
        <text:list-item>
          <text:p text:style-name="P405">BR2427236768686</text:p>
        </text:list-item>
        <text:list-item>
          <text:p text:style-name="P406">BR245713650715Z</text:p>
        </text:list-item>
        <text:list-item>
          <text:p text:style-name="P407">BR244928390654V</text:p>
        </text:list-item>
        <text:list-item>
          <text:p text:style-name="P408">BR2473483252293</text:p>
        </text:list-item>
        <text:list-item>
          <text:p text:style-name="P409">BR2422390524793</text:p>
        </text:list-item>
        <text:list-item>
          <text:p text:style-name="P410">BR2435843314377</text:p>
        </text:list-item>
        <text:list-item>
          <text:p text:style-name="P411">BR243135186524G</text:p>
        </text:list-item>
        <text:list-item>
          <text:p text:style-name="P412">BR248756187052W</text:p>
        </text:list-item>
        <text:list-item>
          <text:p text:style-name="P413">BR2487319619775</text:p>
        </text:list-item>
        <text:list-item>
          <text:p text:style-name="P414">BR2482581605661</text:p>
        </text:list-item>
        <text:list-item>
          <text:p text:style-name="P415">BR2445738343964</text:p>
        </text:list-item>
        <text:list-item>
          <text:p text:style-name="P416">BR2451130913692</text:p>
        </text:list-item>
        <text:list-item>
          <text:p text:style-name="P417">BR247825847920F</text:p>
        </text:list-item>
        <text:list-item>
          <text:p text:style-name="P418">BR2466452983964</text:p>
        </text:list-item>
        <text:list-item>
          <text:p text:style-name="P419">BR2423053385370</text:p>
        </text:list-item>
        <text:list-item>
          <text:p text:style-name="P420">BR241546607841F</text:p>
        </text:list-item>
        <text:list-item>
          <text:p text:style-name="P421">BR2489385327255</text:p>
        </text:list-item>
        <text:list-item>
          <text:p text:style-name="P422">BR2455918083239</text:p>
        </text:list-item>
        <text:list-item>
          <text:p text:style-name="P423">BR240844094561Z</text:p>
        </text:list-item>
        <text:list-item>
          <text:p text:style-name="P424">BR244910680558Z</text:p>
        </text:list-item>
        <text:list-item>
          <text:p text:style-name="P425">BR244217807990J</text:p>
        </text:list-item>
        <text:list-item>
          <text:p text:style-name="P426">BR242428090935W</text:p>
        </text:list-item>
        <text:list-item>
          <text:p text:style-name="P427">BR249172347702W</text:p>
        </text:list-item>
        <text:list-item>
          <text:p text:style-name="P428">BR240140854911H</text:p>
        </text:list-item>
        <text:list-item>
          <text:p text:style-name="P429">BR247251986905K</text:p>
        </text:list-item>
        <text:list-item>
          <text:p text:style-name="P430">BR2445801367803</text:p>
        </text:list-item>
        <text:list-item>
          <text:p text:style-name="P431">BR2446305888724</text:p>
        </text:list-item>
        <text:list-item>
          <text:p text:style-name="P432">BR247004299041R</text:p>
        </text:list-item>
        <text:list-item>
          <text:p text:style-name="P433">BR2466067404883</text:p>
        </text:list-item>
        <text:list-item>
          <text:p text:style-name="P434">BR241829047938L</text:p>
        </text:list-item>
        <text:list-item>
          <text:p text:style-name="P435">BR2468587657551</text:p>
        </text:list-item>
        <text:list-item>
          <text:p text:style-name="P436">BR244972436987T</text:p>
        </text:list-item>
        <text:list-item>
          <text:p text:style-name="P437">BR2409909728107</text:p>
        </text:list-item>
        <text:list-item>
          <text:p text:style-name="P438">BR247069665372N</text:p>
        </text:list-item>
        <text:list-item>
          <text:p text:style-name="P439">BR2444591109186</text:p>
        </text:list-item>
        <text:list-item>
          <text:p text:style-name="P440">BR2425274861881</text:p>
        </text:list-item>
        <text:list-item>
          <text:p text:style-name="P441">BR246157619887P</text:p>
        </text:list-item>
        <text:list-item>
          <text:p text:style-name="P442">BR243789857505U</text:p>
        </text:list-item>
        <text:list-item>
          <text:p text:style-name="P443">BR240705497341T</text:p>
        </text:list-item>
        <text:list-item>
          <text:p text:style-name="P444">BR240881336233P</text:p>
        </text:list-item>
        <text:list-item>
          <text:p text:style-name="P445">BR2443963262630</text:p>
        </text:list-item>
        <text:list-item>
          <text:p text:style-name="P446">BR244031768649O</text:p>
        </text:list-item>
        <text:list-item>
          <text:p text:style-name="P447">BR243028290331N</text:p>
        </text:list-item>
        <text:list-item>
          <text:p text:style-name="P448">BR2412809482201</text:p>
        </text:list-item>
        <text:list-item>
          <text:p text:style-name="P449">BR249803358853B</text:p>
        </text:list-item>
        <text:list-item>
          <text:p text:style-name="P450">BR2405681145850</text:p>
        </text:list-item>
        <text:list-item>
          <text:p text:style-name="P451">BR2482375800581</text:p>
        </text:list-item>
        <text:list-item>
          <text:p text:style-name="P452">BR245086374427J</text:p>
        </text:list-item>
        <text:list-item>
          <text:p text:style-name="P453">BR246448303767K</text:p>
        </text:list-item>
        <text:list-item>
          <text:p text:style-name="P454">BR249358121269K</text:p>
        </text:list-item>
        <text:list-item>
          <text:p text:style-name="P455">BR245668378655L</text:p>
        </text:list-item>
        <text:list-item>
          <text:p text:style-name="P456">BR244903971696N</text:p>
        </text:list-item>
        <text:list-item>
          <text:p text:style-name="P457">BR249873992843J</text:p>
        </text:list-item>
        <text:list-item>
          <text:p text:style-name="P458">BR2407222866221</text:p>
        </text:list-item>
        <text:list-item>
          <text:p text:style-name="P459">BR2476062542390</text:p>
        </text:list-item>
        <text:list-item>
          <text:p text:style-name="P460">BR2499769144793</text:p>
        </text:list-item>
        <text:list-item>
          <text:p text:style-name="P461">BR2436827550657</text:p>
        </text:list-item>
        <text:list-item>
          <text:p text:style-name="P462">BR2430932179920</text:p>
        </text:list-item>
        <text:list-item>
          <text:p text:style-name="P463">BR2499476015884</text:p>
        </text:list-item>
        <text:list-item>
          <text:p text:style-name="P464">BR247181463022A</text:p>
        </text:list-item>
        <text:list-item>
          <text:p text:style-name="P465">BR243112979980B</text:p>
        </text:list-item>
        <text:list-item>
          <text:p text:style-name="P466">BR2465571297843</text:p>
        </text:list-item>
        <text:list-item>
          <text:p text:style-name="P467">BR248722188116U</text:p>
        </text:list-item>
        <text:list-item>
          <text:p text:style-name="P468">BR246986914911O</text:p>
        </text:list-item>
        <text:list-item>
          <text:p text:style-name="P469">BR2432116902183</text:p>
        </text:list-item>
        <text:list-item>
          <text:p text:style-name="P470">BR243799653979Q</text:p>
        </text:list-item>
        <text:list-item>
          <text:p text:style-name="P471">BR247832759475B</text:p>
        </text:list-item>
        <text:list-item>
          <text:p text:style-name="P472">BR2450697897627</text:p>
        </text:list-item>
        <text:list-item>
          <text:p text:style-name="P473">BR2407429429997</text:p>
        </text:list-item>
        <text:list-item>
          <text:p text:style-name="P474">BR2487227777491</text:p>
        </text:list-item>
        <text:list-item>
          <text:p text:style-name="P475">BR244691428935A</text:p>
        </text:list-item>
        <text:list-item>
          <text:p text:style-name="P476">BR242117783983B</text:p>
        </text:list-item>
        <text:list-item>
          <text:p text:style-name="P477">BR2434572461568</text:p>
        </text:list-item>
        <text:list-item>
          <text:p text:style-name="P478">BR244139989080H</text:p>
        </text:list-item>
        <text:list-item>
          <text:p text:style-name="P479">BR241765362112D</text:p>
        </text:list-item>
        <text:list-item>
          <text:p text:style-name="P480">BR249481756886V</text:p>
        </text:list-item>
        <text:list-item>
          <text:p text:style-name="P481">BR240038731824Y</text:p>
        </text:list-item>
        <text:list-item>
          <text:p text:style-name="P482">BR245013867117X</text:p>
        </text:list-item>
        <text:list-item>
          <text:p text:style-name="P483">BR2498758330212</text:p>
        </text:list-item>
        <text:list-item>
          <text:p text:style-name="P484">BR2452305004240</text:p>
        </text:list-item>
        <text:list-item>
          <text:p text:style-name="P485">BR241621782844Y</text:p>
        </text:list-item>
        <text:list-item>
          <text:p text:style-name="P486">BR244676892199N</text:p>
        </text:list-item>
        <text:list-item>
          <text:p text:style-name="P487">BR240479394890W</text:p>
        </text:list-item>
        <text:list-item>
          <text:p text:style-name="P488">BR245944969892C</text:p>
        </text:list-item>
        <text:list-item>
          <text:p text:style-name="P489">BR245375351315S</text:p>
        </text:list-item>
        <text:list-item>
          <text:p text:style-name="P490">BR248049719483K</text:p>
        </text:list-item>
        <text:list-item>
          <text:p text:style-name="P491">BR244873007469S</text:p>
        </text:list-item>
        <text:list-item>
          <text:p text:style-name="P492">BR246473162844Z</text:p>
        </text:list-item>
        <text:list-item>
          <text:p text:style-name="P493">BR2489195653073</text:p>
        </text:list-item>
        <text:list-item>
          <text:p text:style-name="P494">BR2476891124502</text:p>
        </text:list-item>
        <text:list-item>
          <text:p text:style-name="P495">BR245019126502W</text:p>
        </text:list-item>
        <text:list-item>
          <text:p text:style-name="P496">BR245974424351A</text:p>
        </text:list-item>
        <text:list-item>
          <text:p text:style-name="P497">BR249195862812Q</text:p>
        </text:list-item>
        <text:list-item>
          <text:p text:style-name="P498">BR246867525733K</text:p>
        </text:list-item>
        <text:list-item>
          <text:p text:style-name="P499">BR240047457784R</text:p>
        </text:list-item>
        <text:list-item>
          <text:p text:style-name="P500">BR241938844316T</text:p>
        </text:list-item>
        <text:list-item>
          <text:p text:style-name="P501">BR243634404724G</text:p>
        </text:list-item>
        <text:list-item>
          <text:p text:style-name="P502">BR243298982822R</text:p>
        </text:list-item>
        <text:list-item>
          <text:p text:style-name="P503">BR243573203394S</text:p>
        </text:list-item>
        <text:list-item>
          <text:p text:style-name="P504">BR2430414754752</text:p>
        </text:list-item>
        <text:list-item>
          <text:p text:style-name="P505">BR2459617741223</text:p>
        </text:list-item>
        <text:list-item>
          <text:p text:style-name="P506">BR245052637660M</text:p>
        </text:list-item>
        <text:list-item>
          <text:p text:style-name="P507">BR2414859475771</text:p>
        </text:list-item>
        <text:list-item>
          <text:p text:style-name="P508">BR245877549617X</text:p>
        </text:list-item>
        <text:list-item>
          <text:p text:style-name="P509">BR241966672170S</text:p>
        </text:list-item>
        <text:list-item>
          <text:p text:style-name="P510">BR2483622158364</text:p>
        </text:list-item>
        <text:list-item>
          <text:p text:style-name="P511">BR246978455913E</text:p>
        </text:list-item>
        <text:list-item>
          <text:p text:style-name="P512">BR242674232825T</text:p>
        </text:list-item>
        <text:list-item>
          <text:p text:style-name="P513">BR247615740712T</text:p>
        </text:list-item>
        <text:list-item>
          <text:p text:style-name="P514">BR244850270822S</text:p>
        </text:list-item>
        <text:list-item>
          <text:p text:style-name="P515">BR2493913955173</text:p>
        </text:list-item>
        <text:list-item>
          <text:p text:style-name="P516">BR243570625028Y</text:p>
        </text:list-item>
        <text:list-item>
          <text:p text:style-name="P517">BR242202624238V</text:p>
        </text:list-item>
        <text:list-item>
          <text:p text:style-name="P518">BR244555232951R</text:p>
        </text:list-item>
        <text:list-item>
          <text:p text:style-name="P519">BR2445363084140</text:p>
        </text:list-item>
        <text:list-item>
          <text:p text:style-name="P520">BR243090196832P</text:p>
        </text:list-item>
        <text:list-item>
          <text:p text:style-name="P521">BR248957334319D</text:p>
        </text:list-item>
        <text:list-item>
          <text:p text:style-name="P522">BR248196714619S</text:p>
        </text:list-item>
        <text:list-item>
          <text:p text:style-name="P523">BR244847617449L</text:p>
        </text:list-item>
        <text:list-item>
          <text:p text:style-name="P524">BR244019006091Z</text:p>
        </text:list-item>
        <text:list-item>
          <text:p text:style-name="P525">BR2492029733620</text:p>
        </text:list-item>
        <text:list-item>
          <text:p text:style-name="P526">BR249381050951O</text:p>
        </text:list-item>
        <text:list-item>
          <text:p text:style-name="P527">BR248338450976V</text:p>
        </text:list-item>
        <text:list-item>
          <text:p text:style-name="P528">BR242248306298M</text:p>
        </text:list-item>
        <text:list-item>
          <text:p text:style-name="P529">BR242980175286W</text:p>
        </text:list-item>
        <text:list-item>
          <text:p text:style-name="P530">BR240790465475V</text:p>
        </text:list-item>
        <text:list-item>
          <text:p text:style-name="P531">BR247989056596Q</text:p>
        </text:list-item>
        <text:list-item>
          <text:p text:style-name="P532">BR241936171128Z</text:p>
        </text:list-item>
        <text:list-item>
          <text:p text:style-name="P533">BR245686395980X</text:p>
        </text:list-item>
        <text:list-item>
          <text:p text:style-name="P534">BR249878200450Z</text:p>
        </text:list-item>
        <text:list-item>
          <text:p text:style-name="P535">BR2445549964563</text:p>
        </text:list-item>
        <text:list-item>
          <text:p text:style-name="P536">BR2449359828456</text:p>
        </text:list-item>
        <text:list-item>
          <text:p text:style-name="P537">BR242270619710M</text:p>
        </text:list-item>
        <text:list-item>
          <text:p text:style-name="P538">BR241894198882C</text:p>
        </text:list-item>
        <text:list-item>
          <text:p text:style-name="P539">BR246525811975A</text:p>
        </text:list-item>
        <text:list-item>
          <text:p text:style-name="P540">BR245770072281Z</text:p>
        </text:list-item>
        <text:list-item>
          <text:p text:style-name="P541">BR246530159983L</text:p>
        </text:list-item>
        <text:list-item>
          <text:p text:style-name="P542">BR247334263746N</text:p>
        </text:list-item>
        <text:list-item>
          <text:p text:style-name="P543">BR249960326647Y</text:p>
        </text:list-item>
        <text:list-item>
          <text:p text:style-name="P544">BR2478113356358</text:p>
        </text:list-item>
        <text:list-item>
          <text:p text:style-name="P545">BR244128958611V</text:p>
        </text:list-item>
        <text:list-item>
          <text:p text:style-name="P546">BR2403961182068</text:p>
        </text:list-item>
        <text:list-item>
          <text:p text:style-name="P547">BR246920226812J</text:p>
        </text:list-item>
        <text:list-item>
          <text:p text:style-name="P548">BR245114605762Y</text:p>
        </text:list-item>
        <text:list-item>
          <text:p text:style-name="P549">BR240192448434X</text:p>
        </text:list-item>
        <text:list-item>
          <text:p text:style-name="P550">BR240181785946C</text:p>
        </text:list-item>
        <text:list-item>
          <text:p text:style-name="P551">BR247472878339Z</text:p>
        </text:list-item>
        <text:list-item>
          <text:p text:style-name="P552">BR246667179568R</text:p>
        </text:list-item>
        <text:list-item>
          <text:p text:style-name="P553">BR249865512953O</text:p>
        </text:list-item>
        <text:list-item>
          <text:p text:style-name="P554">BR244948700324D</text:p>
        </text:list-item>
        <text:list-item>
          <text:p text:style-name="P555">BR2450402791462</text:p>
        </text:list-item>
        <text:list-item>
          <text:p text:style-name="P556">BR241386998853X</text:p>
        </text:list-item>
        <text:list-item>
          <text:p text:style-name="P557">BR2497202926731</text:p>
        </text:list-item>
        <text:list-item>
          <text:p text:style-name="P558">BR244383931962A</text:p>
        </text:list-item>
        <text:list-item>
          <text:p text:style-name="P559">BR2406676324339</text:p>
        </text:list-item>
        <text:list-item>
          <text:p text:style-name="P560">BR241957042459I</text:p>
        </text:list-item>
        <text:list-item>
          <text:p text:style-name="P561">BR246635331416E</text:p>
        </text:list-item>
        <text:list-item>
          <text:p text:style-name="P562">BR2409564859335</text:p>
        </text:list-item>
        <text:list-item>
          <text:p text:style-name="P563">BR244974184783Q</text:p>
        </text:list-item>
        <text:list-item>
          <text:p text:style-name="P564">BR2433236990826</text:p>
        </text:list-item>
        <text:list-item>
          <text:p text:style-name="P565">BR241205686970S</text:p>
        </text:list-item>
        <text:list-item>
          <text:p text:style-name="P566">BR2477413035962</text:p>
        </text:list-item>
        <text:list-item>
          <text:p text:style-name="P567">BR2428836831742</text:p>
        </text:list-item>
        <text:list-item>
          <text:p text:style-name="P568">BR246073149240V</text:p>
        </text:list-item>
        <text:list-item>
          <text:p text:style-name="P569">BR2440432822194</text:p>
        </text:list-item>
        <text:list-item>
          <text:p text:style-name="P570">BR246615991146T</text:p>
        </text:list-item>
        <text:list-item>
          <text:p text:style-name="P571">BR246789134817R</text:p>
        </text:list-item>
        <text:list-item>
          <text:p text:style-name="P572">BR242927096386J</text:p>
        </text:list-item>
        <text:list-item>
          <text:p text:style-name="P573">BR241263048841V</text:p>
        </text:list-item>
        <text:list-item>
          <text:p text:style-name="P574">BR245541271290G</text:p>
        </text:list-item>
        <text:list-item>
          <text:p text:style-name="P575">BR247697138221I</text:p>
        </text:list-item>
        <text:list-item>
          <text:p text:style-name="P576">BR240737952358R</text:p>
        </text:list-item>
        <text:list-item>
          <text:p text:style-name="P577">BR240496239036X</text:p>
        </text:list-item>
        <text:list-item>
          <text:p text:style-name="P578">BR244756537774Y</text:p>
        </text:list-item>
        <text:list-item>
          <text:p text:style-name="P579">BR2492302558845</text:p>
        </text:list-item>
        <text:list-item>
          <text:p text:style-name="P580">BR243200059772M</text:p>
        </text:list-item>
        <text:list-item>
          <text:p text:style-name="P581">BR248506137276Y</text:p>
        </text:list-item>
        <text:list-item>
          <text:p text:style-name="P582">BR246426181806Z</text:p>
        </text:list-item>
        <text:list-item>
          <text:p text:style-name="P583">BR2436005475820</text:p>
        </text:list-item>
        <text:list-item>
          <text:p text:style-name="P584">BR2423690944882</text:p>
        </text:list-item>
        <text:list-item>
          <text:p text:style-name="P585">BR2487235480179</text:p>
        </text:list-item>
        <text:list-item>
          <text:p text:style-name="P586">BR240550005650Y</text:p>
        </text:list-item>
        <text:list-item>
          <text:p text:style-name="P587">BR2495090963234</text:p>
        </text:list-item>
        <text:list-item>
          <text:p text:style-name="P588">BR249735926823U</text:p>
        </text:list-item>
        <text:list-item>
          <text:p text:style-name="P589">BR2489820015361</text:p>
        </text:list-item>
        <text:list-item>
          <text:p text:style-name="P590">BR2482345523302</text:p>
        </text:list-item>
        <text:list-item>
          <text:p text:style-name="P591">BR2492811022143</text:p>
        </text:list-item>
        <text:list-item>
          <text:p text:style-name="P592">BR247417659111L</text:p>
        </text:list-item>
        <text:list-item>
          <text:p text:style-name="P593">BR2496238605269</text:p>
        </text:list-item>
        <text:list-item>
          <text:p text:style-name="P594">BR246246696725F</text:p>
        </text:list-item>
        <text:list-item>
          <text:p text:style-name="P595">BR240286518492U</text:p>
        </text:list-item>
        <text:list-item>
          <text:p text:style-name="P596">BR2448340351469</text:p>
        </text:list-item>
        <text:list-item>
          <text:p text:style-name="P597">BR248170152079L</text:p>
        </text:list-item>
        <text:list-item>
          <text:p text:style-name="P598">BR2475008137196</text:p>
        </text:list-item>
        <text:list-item>
          <text:p text:style-name="P599">BR248233797939R</text:p>
        </text:list-item>
        <text:list-item>
          <text:p text:style-name="P600">BR243630569189N</text:p>
        </text:list-item>
        <text:list-item>
          <text:p text:style-name="P601">BR241659381854Z</text:p>
        </text:list-item>
        <text:list-item>
          <text:p text:style-name="P602">BR244077713339L</text:p>
        </text:list-item>
        <text:list-item>
          <text:p text:style-name="P603">BR245032433833N</text:p>
        </text:list-item>
        <text:list-item>
          <text:p text:style-name="P604">BR241878867013K</text:p>
        </text:list-item>
        <text:list-item>
          <text:p text:style-name="P605">BR248365788946P</text:p>
        </text:list-item>
        <text:list-item>
          <text:p text:style-name="P606">BR240892246004U</text:p>
        </text:list-item>
        <text:list-item>
          <text:p text:style-name="P607">BR249932098049Y</text:p>
        </text:list-item>
        <text:list-item>
          <text:p text:style-name="P608">BR248168002971R</text:p>
        </text:list-item>
        <text:list-item>
          <text:p text:style-name="P609">BR249394295294R</text:p>
        </text:list-item>
        <text:list-item>
          <text:p text:style-name="P610">BR242318121222H</text:p>
        </text:list-item>
        <text:list-item>
          <text:p text:style-name="P611">BR247204352881N</text:p>
        </text:list-item>
        <text:list-item>
          <text:p text:style-name="P612">BR244973330061M</text:p>
        </text:list-item>
        <text:list-item>
          <text:p text:style-name="P613">BR2440883843351</text:p>
        </text:list-item>
        <text:list-item>
          <text:p text:style-name="P614">BR240911922846M</text:p>
        </text:list-item>
        <text:list-item>
          <text:p text:style-name="P615">BR248861641798S</text:p>
        </text:list-item>
        <text:list-item>
          <text:p text:style-name="P616">BR243839150679U</text:p>
        </text:list-item>
        <text:list-item>
          <text:p text:style-name="P617">BR248569694342H</text:p>
        </text:list-item>
        <text:list-item>
          <text:p text:style-name="P618">BR241095929009S</text:p>
        </text:list-item>
        <text:list-item>
          <text:p text:style-name="P619">BR249900169345J</text:p>
        </text:list-item>
        <text:list-item>
          <text:p text:style-name="P620">BR242872203871V</text:p>
        </text:list-item>
        <text:list-item>
          <text:p text:style-name="P621">BR247987483333J</text:p>
        </text:list-item>
        <text:list-item>
          <text:p text:style-name="P622">BR241016036099B</text:p>
        </text:list-item>
        <text:list-item>
          <text:p text:style-name="P623">BR2409544187978</text:p>
        </text:list-item>
        <text:list-item>
          <text:p text:style-name="P624">BR2451682168432</text:p>
        </text:list-item>
        <text:list-item>
          <text:p text:style-name="P625">BR2415444546955</text:p>
        </text:list-item>
        <text:list-item>
          <text:p text:style-name="P626">BR2478105568645</text:p>
        </text:list-item>
        <text:list-item>
          <text:p text:style-name="P627">BR240719161487T</text:p>
        </text:list-item>
        <text:list-item>
          <text:p text:style-name="P628">BR242701627806Z</text:p>
        </text:list-item>
        <text:list-item>
          <text:p text:style-name="P629">BR246346645487U</text:p>
        </text:list-item>
        <text:list-item>
          <text:p text:style-name="P630">BR249062327590H</text:p>
        </text:list-item>
        <text:list-item>
          <text:p text:style-name="P631">BR249237382162Q</text:p>
        </text:list-item>
        <text:list-item>
          <text:p text:style-name="P632">BR246281565222J</text:p>
        </text:list-item>
        <text:list-item>
          <text:p text:style-name="P633">BR248516084472N</text:p>
        </text:list-item>
        <text:list-item>
          <text:p text:style-name="P634"><text:span text:style-name="T635">BR246759358655H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30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l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75<text:s/>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254<text:s/>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30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30T19:01:00Z</meta:creation-date>
    <dc:date>2024-07-30T19:01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10" meta:word-count="822" meta:character-count="5254" meta:row-count="37" meta:non-whitespace-character-count="4442"/>
  </office:meta>
</office:document-meta>
</file>